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top="5.00pt" fo:margin-bottom="5.00pt"/>
    </style:style>
    <style:style style:name="P2" style:family="paragraph">
      <style:paragraph-properties fo:line-height="100.00%" fo:text-align="left" fo:margin-top="5.00pt" fo:margin-bottom="5.00pt"/>
    </style:style>
    <style:style style:name="P3" style:family="paragraph">
      <style:paragraph-properties fo:line-height="100.00%" fo:text-align="justify" fo:margin-top="5.00pt" fo:margin-bottom="5.00pt"/>
    </style:style>
    <style:style style:name="P4" style:family="paragraph">
      <style:paragraph-properties fo:line-height="100.00%" fo:text-align="left" fo:margin-top="5.00pt" fo:margin-bottom="5.00pt"/>
    </style:style>
    <style:style style:name="P5" style:family="paragraph">
      <style:paragraph-properties fo:line-height="100.00%" fo:text-align="justify" fo:margin-top="5.00pt" fo:margin-bottom="5.00pt"/>
    </style:style>
    <style:style style:name="P6" style:family="paragraph">
      <style:paragraph-properties fo:line-height="115.00%" fo:text-align="justify" fo:margin-bottom="10.00pt"/>
    </style:style>
  </office:automatic-styles>
  <office:body>
    <office:text>
      <text:p text:style-name="P1"><text:span text:style-name="T1"><text:tab/>The project designed to copy the screen of a remote host . This part of project is a code of program in C++, which is embedded in the system process explore.exe on the remote host and makes a copy of screen . The pass of module on the remote computer can be realized , for example, by WMI , if an user has network administrator rights . The screen returns as a bmp file in the folder C:\TEMP. The program was tested on Windows XP and Windows 7. </text:span></text:p>
      <text:p text:style-name="P1"><text:span text:style-name="T1"><text:tab/>Creating this application was preceded by some event.</text:span><text:span text:style-name="T2"><text:s/></text:span><text:span text:style-name="T3">In Belarus the 8th of March is a holiday - international women's day. On this day men give women gifts and flowers. At work colleagues-women men congratulate the day before. A couple of days before the holiday, my boss asked me to make women surprise. In the morning, when women come to work and will turn on<text:s text:c="2"/>computers, instead of their usual wallpaper desktop<text:s text:c="2"/>screen should appear on the screen bouquet of flowers. </text:span></text:p>
      <text:p text:style-name="P1"><text:span text:style-name="T4"><text:tab/></text:span><text:span text:style-name="T5">Break a ton of information on the Internet, I decided to use the knowledge that I used in my long career, namely C++. To me it also inspired the works of J. Richter . Also I was familiar not only theoretically, but used in practice, such a powerful tool Windows OS as WMI. So , armed with knowledge about kernel objects and Windows Script Host , I went to work.</text:span><text:span text:style-name="T6"><text:s/></text:span><text:span text:style-name="T7">Of course you could use Sysinternals utilities Suite by Mark Russinovich , but I decided to create something of their own that can be used in further work</text:span><text:span text:style-name="T8">.</text:span><text:span text:style-name="T9"><text:s/>So, fix the problem. In the local network invisibly<text:s text:c="3"/>to the users I need<text:s text:c="2"/>to change the Wallpaper for their desktop. My computer I decided to use as a source of information for all other workstations. For this I wrote the Windows Host script , which is installed</text:span><text:span text:style-name="T10"><text:s/></text:span><text:span text:style-name="T11">the agent program on all the hosts and started<text:s text:c="2"/>it<text:s text:c="2"/>.<text:s/></text:span><text:span text:style-name="T12"><text:s text:c="2"/></text:span><text:span text:style-name="T13">The program agent consists of two parts , in fact the agent and the block of code that were injected in the system process explorer.exe.This clever scheme was necessary due to the fact that if we tried to change the screen</text:span><text:span text:style-name="T14"><text:s/></text:span><text:span text:style-name="T15">by the<text:s text:c="2"/>agent, then nothing would have happened in this case because our agent will act on behalf of the remote user.</text:span><text:span text:style-name="T16"><text:s/></text:span><text:span text:style-name="T17">The agent should be injected its code in one of the processes that are running on behalf of this user to become a user of the computer. All was going well. I wrote the script, created the agent. And suddenly I was faced with a problem. On workstations with Windows 7 my agent is not running.</text:span><text:span text:style-name="T18"><text:s/></text:span><text:span text:style-name="T19">Tomorrow need to do to women surprise , but not everything works. So, ahead of a sleepless night.</text:span><text:span text:style-name="T20"><text:s/></text:span><text:span text:style-name="T21">Again tons of information on the Internet. And , Oh gods, salvation is found. On the website<text:s/></text:span><text:a xlink:href="http://securityxploded.com/"><text:span text:style-name="T22">http://securityxploded.com/</text:span></text:a><text:span text:style-name="T23"><text:s/>I found an article about the vulnerabilities Windows OS, where it was also presents information about undocumented functions.</text:span><text:span text:style-name="T24"><text:s/></text:span><text:span text:style-name="T25">These functions mentioned by Jeffrey Richter in his writings too and he warned that these functions must be used with great caution.</text:span><text:span text:style-name="T26"><text:s/></text:span><text:span text:style-name="T27">But I was lucky , undocumented function worked and the next day all women colleagues were happy .</text:span></text:p>
      <text:p text:style-name="P1"><text:span text:style-name="T28"><text:tab/></text:span><text:span text:style-name="T29">And now a little about the code provided here.</text:span><text:span text:style-name="T30"><text:s/></text:span><text:span text:style-name="T31">This is only the agent , which is written in C++.Also changed the code block which is embedded in the system process explore.exe. The code that is inserted into explorer.exe does not change the desktop screen. He makes a copy of the screen and gives</text:span><text:span text:style-name="T32"><text:s/></text:span><text:span text:style-name="T33">it to<text:s text:c="2"/>the administrator. I am not an expert Access Control Model MS Windows , but some aspects of this model ,for example, Access tokens had to use to solve my problem."An<text:s/></text:span><text:a xlink:href="https://msdn.microsoft.com/en-us/library/windows/desktop/ms721532(v=vs.85).aspx"><text:span text:style-name="T35">access token</text:span></text:a><text:span text:style-name="T36"><text:s/>is an object that describes the<text:s/></text:span><text:a xlink:href="https://msdn.microsoft.com/en-us/library/windows/desktop/ms721625(v=vs.85).aspx"><text:span text:style-name="T38">security context</text:span></text:a><text:span text:style-name="T39"><text:s/>of a<text:s/></text:span><text:a xlink:href="https://msdn.microsoft.com/en-us/library/windows/desktop/ms721603(v=vs.85).aspx"><text:span text:style-name="T41">process</text:span></text:a><text:span text:style-name="T42"><text:s/>or thread.". It is the definition from MSDN. </text:span></text:p>
      <text:p text:style-name="P1"><text:span text:style-name="T42">Take a look at our main function</text:span><text:span text:style-name="T43"><text:s/></text:span><text:span text:style-name="T44">of the agent.</text:span></text:p>
      <text:p text:style-name="P1"><text:span text:style-name="T44"/></text:p>
      <text:p text:style-name="P1"><text:span text:style-name="T44">int _tmain(int argc, _TCHAR* argv[])</text:span></text:p>
      <text:p text:style-name="P1"><text:span text:style-name="T44"><text:s/>{ </text:span></text:p>
      <text:p text:style-name="P1"><text:span text:style-name="T44">BOOL ifSuccess = ObtainSeDebugPrivilege(GetCurrentProcess());</text:span></text:p>
      <text:p text:style-name="P1"><text:span text:style-name="T44"><text:s/>if (ifSuccess) LaunchAppIntoDifferentSession();</text:span></text:p>
      <text:p text:style-name="P1"><text:span text:style-name="T44"><text:s/>return 0;</text:span></text:p>
      <text:p text:style-name="P1"><text:span text:style-name="T44"><text:s/>}</text:span></text:p>
      <text:p text:style-name="P1"><text:span text:style-name="T44"/></text:p>
      <text:p text:style-name="P1"><text:span text:style-name="T44">As you can see, it consists of two function calls. The first call is very important. If it is successful,</text:span><text:span text:style-name="T45"><text:s/></text:span><text:span text:style-name="T46">we<text:s text:c="2"/>will have the technical implementation of our plan.</text:span><text:span text:style-name="T47"><text:s/></text:span><text:span text:style-name="T48">Although here, too, is not without pitfalls.</text:span><text:span text:style-name="T49"><text:s/></text:span><text:span text:style-name="T50">It was mentioned in the first part of our story. We will return to this later.</text:span></text:p>
      <text:p text:style-name="P1"><text:span text:style-name="T50">So, consider the call</text:span><text:span text:style-name="T51"><text:s/></text:span></text:p>
      <text:p text:style-name="P1"><text:span text:style-name="T52">BOOL ifSuccess = ObtainSeDebugPrivilege(GetCurrentProcess());</text:span></text:p>
      <text:p text:style-name="P1"><text:span text:style-name="T52"/></text:p>
      <text:p text:style-name="P1"><text:span text:style-name="T53"><text:tab/></text:span><text:span text:style-name="T54">As argument of<text:s text:c="2"/>the function is GetCurrentProcess().<text:s text:c="2"/>From the first part of the story we know that on each remote computer using the script<text:s text:c="2"/>starts the agent</text:span><text:span text:style-name="T55">.<text:s/></text:span><text:span text:style-name="T56">So, the function</text:span><text:span text:style-name="T57"><text:s/></text:span><text:span text:style-name="T58">GetCurrentProcess() returns a handle to<text:s text:c="2"/>agent process</text:span><text:span text:style-name="T59">.</text:span><text:span text:style-name="T60"><text:s/>Using</text:span><text:span text:style-name="T61"><text:s/></text:span><text:span text:style-name="T62">ObtainSeDebugPrivilege(GetCurrentProcess())</text:span><text:span text:style-name="T63"><text:s/></text:span><text:span text:style-name="T64">our agent on the remote computer receives extensive rights that allow him to inject code into any system process</text:span><text:span text:style-name="T65">.<text:s/></text:span><text:span text:style-name="T66">Implementation details this function, we will not give here, so this is a topic for a separate discussion. Now we will just say that it's pretty covered in detail in MSDN.</text:span></text:p>
      <text:p text:style-name="P1"><text:span text:style-name="T66">After successfully overcome the first barrier, the agent proceeds to the next task.</text:span></text:p>
      <text:p text:style-name="P1"><text:span text:style-name="T66"><text:s/>if (ifSuccess) LaunchAppIntoDifferentSession();</text:span></text:p>
      <text:p text:style-name="P1"><text:span text:style-name="T66">First, the agent finds the process explorer.exe and obtains a handle to this process.Then it initializes the data structure</text:span><text:span text:style-name="T67"><text:s/></text:span><text:span text:style-name="T68">INJDATA</text:span><text:span text:style-name="T69"><text:s/></text:span><text:span text:style-name="T70"><text:s/>needed to run the embedded process.</text:span><text:span text:style-name="T71"><text:s/></text:span><text:span text:style-name="T72">The next step is the allocation of memory within the process eexplorer.exe for</text:span><text:span text:style-name="T73"><text:s/></text:span><text:span text:style-name="T74">injected<text:s text:c="2"/>data and software module. Here it is necessary to mention function static void __stdcall t() {<text:s text:c="2"/>}</text:span></text:p>
      <text:p text:style-name="P1"><text:span text:style-name="T74"><text:s/>It defined the end of code injected in explorer.exe</text:span><text:span text:style-name="T75">.<text:s/></text:span><text:span text:style-name="T76">This is used when determining the amount of the allocated memory.</text:span></text:p>
      <text:p text:style-name="P1"><text:span text:style-name="T76">pProcRemote = (PDWORD)VirtualAllocEx(hProcess, 0, ((SIZE_T)((unsigned int)t - (unsigned int)SaveBitmapFunc)), MEM_COMMIT, PAGE_EXECUTE_READWRITE); </text:span></text:p>
      <text:p text:style-name="P1"><text:span text:style-name="T76">bResult = WriteProcessMemory(hProcess, pProcRemote, SaveBitmapFunc, ((SIZE_T)((unsigned int)t - (unsigned int)SaveBitmapFunc)),</text:span></text:p>
      <text:p text:style-name="P1"><text:span text:style-name="T76"/></text:p>
      <text:p text:style-name="P1"><text:span text:style-name="T76">And finally, the agent creates and launches a remote</text:span><text:span text:style-name="T77"><text:s/></text:span><text:span text:style-name="T78">injected<text:s text:c="2"/>process. If it doesn't , starts the above undocumented function</text:span><text:span text:style-name="T79"><text:s/></text:span><text:span text:style-name="T80">NtCreateThreadEx.</text:span></text:p>
      <text:p text:style-name="P1"><text:span text:style-name="T81"><text:s/></text:span><text:span text:style-name="T82">HANDLE hThread = CreateRemoteThread(hProcess, NULL, 0, (LPTHREAD_START_ROUTINE)pProcRemote, pDataRemote, 0/*CREATE_SUSPENDED*/, &amp;dwThreadID); </text:span></text:p>
      <text:p text:style-name="P1"><text:span text:style-name="T82">if (!hThread) { // Probably it is Windows 7. Attempt to create a thread for Windows 7 LPFUN_NtCreateThreadEx funNtCreateThreadEx = (LPFUN_NtCreateThreadEx)GetProcAddress(modNtDll, "NtCreateThreadEx");</text:span></text:p>
      <text:p text:style-name="P1"><text:span text:style-name="T82"/></text:p>
      <text:p text:style-name="P1"><text:span text:style-name="T82"><text:tab/>After the successful launch of embedded remote process the code programmed in the SaveBitmapFunc function<text:s text:c="2"/></text:span><text:span text:style-name="T83"><text:s/></text:span><text:span text:style-name="T84">executes. </text:span></text:p>
      <text:p text:style-name="P1"><text:span text:style-name="T84">static DWORD WINAPI SaveBitmapFunc(INJDATA* pArguments)</text:span></text:p>
      <text:p text:style-name="P2"><text:span text:style-name="T84"><text:s/>The argument passed into the function is a pointer INJDATA.</text:span><text:span text:style-name="T85"><text:s/></text:span><text:span text:style-name="T86">As mentioned earlier , this structure is initialized necessary data before using it.</text:span><text:span text:style-name="T87"><text:s/></text:span><text:span text:style-name="T88">Basically it addresses system functions , which is called inside the function body.</text:span><text:span text:style-name="T89"><text:s/></text:span><text:span text:style-name="T90">In our case, this function works with the screen and the file system.</text:span><text:span text:style-name="T91"><text:s/></text:span><text:span text:style-name="T92">After completing its mission, the remote embedded process is removed.</text:span></text:p>
      <text:p text:style-name="P2"><text:span text:style-name="T92"/></text:p>
      <text:p text:style-name="P3"><text:span text:style-name="T92"/></text:p>
      <text:p text:style-name="P3"><text:span text:style-name="T92"/></text:p>
      <text:p text:style-name="P4"><text:span text:style-name="T92"/></text:p>
      <text:p text:style-name="P4"><text:span text:style-name="T92"/></text:p>
      <text:p text:style-name="P4"><text:span text:style-name="T92"/></text:p>
      <text:p text:style-name="P4"><text:span text:style-name="T92"/></text:p>
      <text:p text:style-name="P4"><text:span text:style-name="T93"><text:s/></text:span><text:span text:style-name="T94"/></text:p>
      <text:p text:style-name="P4"><text:span text:style-name="T95"><text:s/></text:span><text:span text:style-name="T96"/></text:p>
      <text:p text:style-name="P4"><text:span text:style-name="T96"/></text:p>
      <text:p text:style-name="P4"><text:span text:style-name="T96"/></text:p>
      <text:p text:style-name="P4"><text:span text:style-name="T96"/></text:p>
      <text:p text:style-name="P4"><text:span text:style-name="T96"/></text:p>
      <text:p text:style-name="P4"><text:span text:style-name="T96"/></text:p>
      <text:p text:style-name="P4"><text:span text:style-name="T96"/></text:p>
      <text:p text:style-name="P4"><text:span text:style-name="T96"/></text:p>
      <text:p text:style-name="P5"><text:span text:style-name="T96"/></text:p>
      <text:p text:style-name="P5"><text:span text:style-name="T96"/></text:p>
      <text:p text:style-name="P5"><text:span text:style-name="T96"/></text:p>
      <text:p text:style-name="P5"><text:span text:style-name="T96"/></text:p>
      <text:p text:style-name="P5"><text:span text:style-name="T97"/></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8"/></text:p>
      <text:p text:style-name="P5"><text:span text:style-name="T99"/></text:p>
      <text:p text:style-name="P5"><text:span text:style-name="T100"/></text:p>
      <text:p text:style-name="P5"><text:span text:style-name="T100"/></text:p>
      <text:p text:style-name="P5"><text:span text:style-name="T100"/></text:p>
      <text:p text:style-name="P5"><text:span text:style-name="T100"/></text:p>
      <text:p text:style-name="P5"><text:span text:style-name="T100"/></text:p>
      <text:p text:style-name="P5"><text:span text:style-name="T100"/></text:p>
      <text:p text:style-name="P5"><text:span text:style-name="T100"/></text:p>
      <text:p text:style-name="P6"><text:span text:style-name="T10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